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616199718718774197"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Я закрыл пенал и сунул его во внутренний карман куртки.</text:p>
      <text:p text:style-name="P47"><text:soft-page-break/>–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text:soft-page-break/>бы всё прекратить прямо на ней. Я же тебя переспрашивал, что ты хочешь? Ты же сама меня попросила! Зачем сейчас вести себя так, будто всё нормально? Или для тебя это в порядке вещей: поигралась — <text:s/>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Наконец 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сгорая от стыда и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
      <text:p text:style-name="P47"><text:soft-page-break/>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Я с трудом оторвал взгляд от счастливой тройки.</text:p>
      <text:p text:style-name="P47">– Проблемы? Что за проблемы? Извини, я таки прослушал.</text:p>
      <text:p text:style-name="P47"><text:soft-page-break/>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text:soft-page-break/>–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text:soft-page-break/>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text:soft-page-break/>–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oft-page-break/><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text:soft-page-break/>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text:soft-page-break/>“…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soft-page-break/>…</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text:soft-page-break/>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text:soft-page-break/>–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oft-page-break/>–<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text:soft-page-break/>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text:soft-page-break/>–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text:soft-page-break/>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text:soft-page-break/>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text:soft-page-break/>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soft-page-break/>…</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oft-page-break/><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text:soft-page-break/>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text:soft-page-break/>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17T23:59:39.55</dc:date>
    <meta:editing-duration>P149DT13H7M8S</meta:editing-duration>
    <meta:editing-cycles>945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0" meta:paragraph-count="4760" meta:word-count="105853" meta:character-count="673200"/>
  </office:meta>
</office:document-meta>
</file>